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US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Если работа и хобби совпадают, то это идеальная работа. Но в этом есть и минусы: вы не имеете полной свободы действий и контроля над рабочими проэктами. Поэтому я решил написать свой движок с Блэк Джеком и шаблонным программированием. Главный прицип в разработке, так как я не имею лимитов во времени, - сделать настолько хорошо, насколько я это смогу. Для этого анализируются движки с открытым исходным кодом, просматриваются профильные форумы и блоги, переписываются части системы, если они мне кажутся странным в данной архитектуре. Так же изучаю какой интерфейс в Unity (уж очень хорош этот движок, чтобы обходить его стороной) и тащу к себе в копилку данный интерфейс, если он мне нравится (естественно, никакого кода Unity у меня нету).</text:p>
      <text:p text:style-name="P1">В статьях постараюсь описать как создать свой движок, что подразумевает, что разные системы будут работать для решения реальных задач. Будет и реализация самих систем, и их взаимосвязь (чего часто нету ни в книгах, ни в статьях).</text:p>
      <text:p text:style-name="P1">При разработке движка также отметил, что очень мало ресурсов описывают проблематику на русском языке. Возможно, кому-то поможет данный сайт найти ответы на свои вопро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7M59S</meta:editing-duration>
    <meta:editing-cycles>13</meta:editing-cycles>
    <meta:generator>OpenOffice/4.1.1$Win32 OpenOffice.org_project/411m6$Build-9775</meta:generator>
    <dc:date>2016-03-29T23:11:37.22</dc:date>
    <meta:document-statistic meta:table-count="0" meta:image-count="0" meta:object-count="0" meta:page-count="1" meta:paragraph-count="3" meta:word-count="177" meta:character-count="1140"/>
    <meta:user-defined meta:name="Info 1"/>
    <meta:user-defined meta:name="Info 2"/>
    <meta:user-defined meta:name="Info 3"/>
    <meta:user-defined meta:name="Info 4"/>
  </office:meta>
</office:document-meta>
</file>